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4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4" table:number-rows-repeated="1047995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5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.00.0000</text:date>, <text:time style:data-style-name="N2" text:time-value="08:26:05.8195808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8-12-09T08:28:33.862400881</dc:date>
    <meta:editing-cycles>322</meta:editing-cycles>
    <meta:editing-duration>PT15H51M37S</meta:editing-duration>
    <meta:document-statistic meta:table-count="2" meta:cell-count="1360" meta:object-count="0"/>
    <meta:user-defined meta:name="Info 1"/>
    <meta:user-defined meta:name="Info 2"/>
    <meta:user-defined meta:name="Info 3"/>
    <meta:user-defined meta:name="Info 4"/>
  </office:meta>
</office:document-meta>
</file>